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 style:writing-mode="page"/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8-04-14T04:27:16.247212651</dc:date>
    <meta:editing-duration>PT18M11S</meta:editing-duration>
    <meta:editing-cycles>19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4" meta:word-count="50" meta:character-count="328" meta:non-whitespace-character-count="283"/>
  </office:meta>
</office:document-meta>
</file>